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2">
      <style:paragraph-properties fo:margin-top="0in" fo:margin-bottom="0in"/>
    </style:style>
    <style:style style:name="P16" style:family="paragraph" style:parent-style-name="Table_20_Heading">
      <style:paragraph-properties fo:text-align="center" style:justify-single-word="false"/>
    </style:style>
    <style:style style:name="P17" style:family="paragraph" style:parent-style-name="Table_20_Heading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6, 2021 (08:18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has four core goals: - To help you manipulate boolean values, - To practise boolean operators, - To understand the concept of <text:span text:style-name="T1">precedence</text:span>, - To practise simple calculation mentally.</text:p>
      <text:h text:style-name="Heading_20_1" text:outline-level="1"><text:bookmark-start text:name="truth-tables"/>Truth Tables<text:bookmark-end text:name="truth-tables"/></text:h>
      <text:list text:style-name="L1">
        <text:list-item>
          <text:p text:style-name="P1">Copy-and-paste the following code into the <text:span text:style-name="NormalTok">Main</text:span> method of a new project:</text:p>
        </text:list-item>
      </text:list>
      <text:p text:style-name="P2">Console.WriteLine("Conjunction (and, &amp;&amp;) truth table:"</text:p>
      <text:p text:style-name="P3">+ "\n\n &amp;&amp; <text:s text:c="2"/>||\t" + true+ "\t| " + false</text:p>
      <text:p text:style-name="P4">+ "\n------||------------|--------"</text:p>
      <text:p text:style-name="P5">+ "\n" + true + " <text:s text:c="1"/>||\t" + (true &amp;&amp; true)+ "\t| " + (true &amp;&amp; false)</text:p>
      <text:p text:style-name="P6">+ "\n" + false+ " ||\t" + (false &amp;&amp; true)+ "\t| " + (false &amp;&amp; false)</text:p>
      <text:p text:style-name="P7">+ "\n\n*-*-*-*-*-*-*-*-*-*-*-*-*-*-*-*-*-*\n");</text:p>
      <text:p text:style-name="P8"/>
      <text:p text:style-name="P9">Console.WriteLine("Negation (not, !) truth table:"</text:p>
      <text:p text:style-name="P10">+ "\n\n value <text:s text:c="2"/>||\t ! \t " </text:p>
      <text:p text:style-name="P11">+ "\n---------||------"</text:p>
      <text:p text:style-name="P12">+ "\n" + true+ "\t ||\t" + false</text:p>
      <text:p text:style-name="P13">+ "\n" + (!true)+ "\t ||\t" + (!false)</text:p>
      <text:p text:style-name="P14">+ "\n\n*-*-*-*-*-*-*-*-*-*-*-*-*-*-*-*-*-*\n");</text:p>
      <text:list text:style-name="L2">
        <text:list-item>
          <text:p text:style-name="P15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5">Make sure you understand both the code and its output.</text:p>
        </text:list-item>
        <text:list-item>
          <text:p text:style-name="P15">Add after the truth table for the negation the code that will display truth tables for</text:p>
          <text:list>
            <text:list-item>
              <text:p text:style-name="P15">the binary operators disjunction (or, <text:span text:style-name="OperatorTok">||</text:span>),</text:p>
            </text:list-item>
            <text:list-item>
              <text:p text:style-name="P15">identity (equality, <text:span text:style-name="OperatorTok">==</text:span>) and</text:p>
            </text:list-item>
            <text:list-item>
              <text:p text:style-name="P15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5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That is,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P18"><text:span text:style-name="OperatorTok">!</text:span></text:p>
          </table:table-cell>
          <table:table-cell table:style-name="TableRowCell" office:value-type="string">
            <text:p text:style-name="P19">is evaluated before</text:p>
          </table:table-cell>
        </table:table-row>
        <table:table-row>
          <table:table-cell table:style-name="TableRowCell" office:value-type="string">
            <text:p text:style-name="P18"><text:span text:style-name="OperatorTok">*</text:span>, <text:span text:style-name="OperatorTok">/</text:span>, and <text:span text:style-name="OperatorTok">%</text:span></text:p>
          </table:table-cell>
          <table:table-cell table:style-name="TableRowCell" office:value-type="string">
            <text:p text:style-name="P19">which are evaluated before</text:p>
          </table:table-cell>
        </table:table-row>
        <table:table-row>
          <table:table-cell table:style-name="TableRowCell" office:value-type="string">
            <text:p text:style-name="P18"><text:span text:style-name="OperatorTok">+</text:span> and <text:span text:style-name="OperatorTok">-</text:span></text:p>
          </table:table-cell>
          <table:table-cell table:style-name="TableRowCell" office:value-type="string">
            <text:p text:style-name="P19">which are evaluated before</text:p>
          </table:table-cell>
        </table:table-row>
        <table:table-row>
          <table:table-cell table:style-name="TableRowCell" office:value-type="string">
            <text:p text:style-name="P18"><text:span text:style-name="OperatorTok">&lt;</text:span>, <text:span text:style-name="OperatorTok">&gt;</text:span>, <text:span text:style-name="OperatorTok">&lt;=</text:span>, and <text:span text:style-name="OperatorTok">&gt;=</text:span></text:p>
          </table:table-cell>
          <table:table-cell table:style-name="TableRowCell" office:value-type="string">
            <text:p text:style-name="P19">which are evaluated before</text:p>
          </table:table-cell>
        </table:table-row>
        <table:table-row>
          <table:table-cell table:style-name="TableRowCell" office:value-type="string">
            <text:p text:style-name="P18"><text:span text:style-name="OperatorTok">==</text:span> and <text:span text:style-name="OperatorTok">!=</text:span></text:p>
          </table:table-cell>
          <table:table-cell table:style-name="TableRowCell" office:value-type="string">
            <text:p text:style-name="P19">which are evaluated before</text:p>
          </table:table-cell>
        </table:table-row>
        <table:table-row>
          <table:table-cell table:style-name="TableRowCell" office:value-type="string">
            <text:p text:style-name="P18"><text:span text:style-name="OperatorTok">&amp;&amp;</text:span></text:p>
          </table:table-cell>
          <table:table-cell table:style-name="TableRowCell" office:value-type="string">
            <text:p text:style-name="P19">which is evaluated before</text:p>
          </table:table-cell>
        </table:table-row>
        <table:table-row>
          <table:table-cell table:style-name="TableRowCell" office:value-type="string">
            <text:p text:style-name="P18"><text:span text:style-name="OperatorTok">||</text:span></text:p>
          </table:table-cell>
          <table:table-cell table:style-name="TableRowCell" office:value-type="string">
            <text:p text:style-name="P19">which comes last.</text:p>
          </table:table-cell>
        </table:table-row>
      </table:table>
      <text:p text:style-name="First_20_paragraph">and that within those group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3">
        <text:list-item>
          <text:p text:style-name="P20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20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20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20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20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20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20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20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4">
        <text:list-item>
          <text:p text:style-name="P21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21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21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21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21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21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00:18:26Z</meta:creation-date>
    <dc:date>2021-06-07T00:18:26Z</dc:date>
    <meta:user-defined meta:name="date" meta:value-type="string">June   6, 2021 (08:18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